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2.909cm" style:rel-column-width="11913*"/>
    </style:style>
    <style:style style:name="Tableau2.B" style:family="table-column">
      <style:table-column-properties style:column-width="2.424cm" style:rel-column-width="9926*"/>
    </style:style>
    <style:style style:name="Tableau2.C" style:family="table-column">
      <style:table-column-properties style:column-width="2.667cm" style:rel-column-width="10923*"/>
    </style:style>
    <style:style style:name="Tableau2.E" style:family="table-column">
      <style:table-column-properties style:column-width="2.665cm" style:rel-column-width="10916*"/>
    </style:style>
    <style:style style:name="Tableau2.F" style:family="table-column">
      <style:table-column-properties style:column-width="2.669cm" style:rel-column-width="10934*"/>
    </style:style>
    <style:style style:name="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0df4e4" style:font-weight-asian="bold"/>
    </style:style>
    <style:style style:name="P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0ee8a3" officeooo:paragraph-rsid="000ee8a3" style:font-weight-asian="bold"/>
    </style:style>
    <style:style style:name="P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0cc712"/>
    </style:style>
    <style:style style:name="P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8aa4d"/>
    </style:style>
    <style:style style:name="P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0ee082"/>
    </style:style>
    <style:style style:name="P10" style:family="paragraph" style:parent-style-name="Standard">
      <style:paragraph-properties fo:text-align="start" style:justify-single-word="false"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/>
    </style:style>
    <style:style style:name="P1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18aa4d"/>
    </style:style>
    <style:style style:name="P1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cd124" officeooo:paragraph-rsid="000ee082"/>
    </style:style>
    <style:style style:name="P1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cd124" officeooo:paragraph-rsid="0018aa4d"/>
    </style:style>
    <style:style style:name="P1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8aa4d" officeooo:paragraph-rsid="0018aa4d"/>
    </style:style>
    <style:style style:name="P1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18aa4d"/>
    </style:style>
    <style:style style:name="P18" style:family="paragraph" style:parent-style-name="Heading_20_1">
      <loext:graphic-properties draw:fill="solid" draw:fill-color="#cccccc" draw:opacity="100%"/>
      <style:paragraph-properties fo:margin-left="0cm" fo:margin-right="0.25cm" fo:margin-top="0.212cm" fo:margin-bottom="0.212cm" loext:contextual-spacing="false" fo:text-align="center" style:justify-single-word="false" fo:text-indent="0cm" style:auto-text-indent="false" fo:background-color="#cccccc" fo:padding-left="0.141cm" fo:padding-right="0.141cm" fo:padding-top="0.035cm" fo:padding-bottom="0.035cm" fo:border="0.51pt solid #000000"/>
      <style:text-properties fo:font-size="14pt" style:font-size-asian="14pt"/>
    </style:style>
    <style:style style:name="P19" style:family="paragraph" style:parent-style-name="Heading_20_1">
      <style:paragraph-properties fo:margin-top="0cm" fo:margin-bottom="0.106cm" loext:contextual-spacing="false" fo:text-align="start" style:justify-single-word="false">
        <style:tab-stops/>
      </style:paragraph-properties>
      <style:text-properties fo:font-size="12pt" fo:font-weight="normal" officeooo:rsid="0011508f" officeooo:paragraph-rsid="0011508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2321f1" officeooo:paragraph-rsid="002321f1" style:font-weight-asian="bold"/>
    </style:style>
    <style:style style:name="P2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8aa4d" officeooo:paragraph-rsid="0018aa4d"/>
    </style:style>
    <style:style style:name="P2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18aa4d"/>
    </style:style>
    <style:style style:name="P2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18aa4d"/>
    </style:style>
    <style:style style:name="P2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rsid="000ee082" officeooo:paragraph-rsid="002321f1" style:font-size-asian="12pt" style:font-size-complex="12pt"/>
    </style:style>
    <style:style style:name="P25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7.99cm" style:type="right" style:leader-style="dotted" style:leader-text="."/>
          <style:tab-stop style:position="9.001cm" style:type="right"/>
          <style:tab-stop style:position="17.002cm" style:type="right" style:leader-style="dotted" style:leader-text="."/>
        </style:tab-stops>
      </style:paragraph-properties>
      <style:text-properties officeooo:paragraph-rsid="000df4e4"/>
    </style:style>
    <style:style style:name="P26" style:family="paragraph" style:parent-style-name="Heading_20_2">
      <style:paragraph-properties>
        <style:tab-stops>
          <style:tab-stop style:position="11.001cm" style:type="right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fo:font-weight="bold" officeooo:rsid="000df4e4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5305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321f1" style:font-size-asian="13pt" style:font-weight-asian="bold" style:font-size-complex="13pt" style:font-weight-complex="bold"/>
    </style:style>
    <style:style style:name="T5" style:family="text">
      <style:text-properties officeooo:rsid="00153054"/>
    </style:style>
    <style:style style:name="T6" style:family="text">
      <style:text-properties officeooo:rsid="0016cce3"/>
    </style:style>
    <style:style style:name="T7" style:family="text">
      <style:text-properties officeooo:rsid="0018aa4d"/>
    </style:style>
    <style:style style:name="T8" style:family="text">
      <style:text-properties officeooo:rsid="001a41f9"/>
    </style:style>
    <style:style style:name="T9" style:family="text">
      <style:text-properties officeooo:rsid="00203434"/>
    </style:style>
    <style:style style:name="T10" style:family="text">
      <style:text-properties officeooo:rsid="002321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om  : <text:span text:style-name="T10">Antoine LEBOURQUE</text:span><text:span text:style-name="T2"> <text:s text:c="12"/></text:span>Entreprise : <text:s/><text:span text:style-name="T3">M</text:span><text:span text:style-name="T4">CI</text:span></text:p>
      <text:p text:style-name="P18">Suivi des visites du tuteur pédagogique</text:p>
      <text:p text:style-name="Standard"><text:span text:style-name="T1"><text:line-break/>Date de la visite</text:span> : <text:s/><text:span text:style-name="T5">18/12/2018</text:span></text:p>
      <text:p text:style-name="P2"/>
      <text:p text:style-name="P4">Personnes rencontrées (fonction) : <text:s/></text:p>
      <text:p text:style-name="P20">Fabien MOREAU</text:p>
      <text:p text:style-name="Standard"/>
      <text:p text:style-name="P3">Point sur les activités du salarié dans l’entreprise :</text:p>
      <text:p text:style-name="P13"/>
      <text:p text:style-name="P13"/>
      <text:p text:style-name="P13"/>
      <text:p text:style-name="P13"/>
      <text:p text:style-name="P13"/>
      <text:p text:style-name="P6"/>
      <text:p text:style-name="P6">Commentaires : </text:p>
      <text:p text:style-name="P16"/>
      <text:p text:style-name="P9"/>
      <text:p text:style-name="P3">Point sur l’intégration du salarié dans l’entreprise : </text:p>
      <text:p text:style-name="P16"/>
      <text:p text:style-name="P16"/>
      <text:p text:style-name="P16"/>
      <text:p text:style-name="P8"/>
      <text:p text:style-name="P8">Commentaires : </text:p>
      <text:p text:style-name="P15"/>
      <text:p text:style-name="P14"/>
      <text:p text:style-name="P9"/>
      <text:p text:style-name="P3">Point sur la formation du salarié à l’IUT :</text:p>
      <text:p text:style-name="P13"/>
      <text:p text:style-name="P12"/>
      <text:p text:style-name="P6"/>
      <text:p text:style-name="P6"><text:span text:style-name="T1">Conseils à l’étudiant-salarié pour lui permettre de <text:s/>progresser</text:span> <text:span text:style-name="T1">: </text:span></text:p>
      <text:p text:style-name="P17"/>
      <text:p text:style-name="P17"/>
      <text:p text:style-name="P3"/>
      <text:p text:style-name="P3"/>
      <text:p text:style-name="P3">Qualité des fiches de suivi : <text:span text:style-name="T9">RAS</text:span></text:p>
      <text:p text:style-name="P5">Prochain rendez-vous pour préciser les objectifs du stage de fin d’études (mars 201<text:span text:style-name="T6">8</text:span>)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office:value-type="string">
            <text:p text:style-name="P10">Très bien</text:p>
          </table:table-cell>
          <table:table-cell office:value-type="string">
            <text:p text:style-name="P24">□</text:p>
          </table:table-cell>
          <table:table-cell office:value-type="string">
            <text:p text:style-name="P10">Satisfaisant</text:p>
          </table:table-cell>
          <table:table-cell office:value-type="string">
            <text:p text:style-name="P11">□</text:p>
          </table:table-cell>
          <table:table-cell office:value-type="string">
            <text:p text:style-name="P10">A améliorer</text:p>
          </table:table-cell>
          <table:table-cell office:value-type="string">
            <text:p text:style-name="P11">□</text:p>
          </table:table-cell>
        </table:table-row>
      </table:table>
      <text:p text:style-name="P7"/>
      <text:h text:style-name="P26" text:outline-level="2">Date : <text:s/><text:span text:style-name="T6">18/12/18</text:span><text:tab/>Tuteur pédagogique</text:h>
      <text:p text:style-name="P19"><text:tab/><text:tab/><text:tab/><text:tab/><text:tab/><text:tab/>P<text:span text:style-name="T6">ierrick Tass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Arial Unicode MS1" style:font-family-asian="'Arial Unicode MS'" style:font-family-generic-asian="swiss" style:font-pitch-asian="variable" style:font-size-asian="14pt" style:font-style-asian="italic" style:font-weight-asian="bold" style:font-name-complex="Tahoma1" style:font-family-complex="Tahoma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TableauLigne" style:family="paragraph" style:parent-style-name="Standard">
      <style:paragraph-properties fo:margin-top="0.035cm" fo:margin-bottom="0cm" loext:contextual-spacing="false" fo:text-align="center" style:justify-single-word="false" fo:orphans="0" fo:widows="0"/>
      <style:text-properties style:letter-kerning="tru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  : Elios VALERA-LOPEZ</dc:title>
    <meta:initial-creator>Viard-Gaudin</meta:initial-creator>
    <meta:creation-date>2010-01-28T10:24:00</meta:creation-date>
    <dc:date>2018-12-17T22:19:12.211736297</dc:date>
    <meta:editing-cycles>22</meta:editing-cycles>
    <meta:editing-duration>PT9H44M23S</meta:editing-duration>
    <meta:generator>LibreOffice/6.0.7.3$Linux_X86_64 LibreOffice_project/00m0$Build-3</meta:generator>
    <meta:print-date>2018-12-17T12:01:21.290772810</meta:print-date>
    <meta:document-statistic meta:table-count="1" meta:image-count="0" meta:object-count="0" meta:page-count="1" meta:paragraph-count="21" meta:word-count="99" meta:character-count="630" meta:non-whitespace-character-count="522"/>
  </office:meta>
</office:document-meta>
</file>